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eb6" officeooo:paragraph-rsid="00078eb6"/>
    </style:style>
    <style:style style:name="P2" style:family="paragraph" style:parent-style-name="Standard">
      <style:text-properties style:font-name="Courier 10 Pitch" officeooo:rsid="00078eb6" officeooo:paragraph-rsid="00078eb6"/>
    </style:style>
    <style:style style:name="P3" style:family="paragraph" style:parent-style-name="Standard">
      <style:text-properties officeooo:rsid="000929f7" officeooo:paragraph-rsid="000929f7"/>
    </style:style>
    <style:style style:name="P4" style:family="paragraph" style:parent-style-name="Standard">
      <style:text-properties officeooo:rsid="000929f7" officeooo:paragraph-rsid="000adb62"/>
    </style:style>
    <style:style style:name="P5" style:family="paragraph" style:parent-style-name="Standard">
      <style:text-properties officeooo:rsid="000adb62" officeooo:paragraph-rsid="000adb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db62"/>
    </style:style>
    <style:style style:name="T3" style:family="text">
      <style:text-properties style:text-position="sub 1%" style:font-size-asian="10.5pt"/>
    </style:style>
    <style:style style:name="T4" style:family="text">
      <style:text-properties style:text-position="sub 40%" style:font-size-asian="10.5pt"/>
    </style:style>
    <style:style style:name="T5" style:family="text">
      <style:text-properties style:text-position="sub 70%" style:font-size-asian="10.5pt"/>
    </style:style>
    <style:style style:name="T6" style:family="text">
      <style:text-properties fo:font-size="12pt" style:text-underline-style="none" fo:font-weight="normal" officeooo:rsid="000bfc8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æmatími 1</text:p>
      <text:p text:style-name="P3"/>
      <text:p text:style-name="P3">Heimadæmi 0</text:p>
      <text:p text:style-name="P3"/>
      <text:p text:style-name="P1">1. Má ekki vera tala fyrst, byrjar á bókstaf. Má líka byrja á undirstriki eða dollara merki. Slæm venja að láta breytunöfn byrja á hástaf. <text:s/>Lögleg: <text:s text:c="3"/>End <text:s text:c="3"/>sjö_b</text:p>
      <text:p text:style-name="P1"/>
      <text:p text:style-name="P1">2.</text:p>
      <text:p text:style-name="P1"/>
      <text:p text:style-name="P2">public class HelloWorld</text:p>
      <text:p text:style-name="P2">{</text:p>
      <text:p text:style-name="P2"><text:tab/>public void static main (String[] args)</text:p>
      <text:p text:style-name="P2"><text:tab/>{</text:p>
      <text:p text:style-name="P2"><text:tab/><text:tab/>system.out.println(“Hello World!”);</text:p>
      <text:p text:style-name="P2"><text:tab/><text:tab/>system.our.println(“Hello World!”);</text:p>
      <text:p text:style-name="P2"><text:tab/>}</text:p>
      <text:p text:style-name="P2">}</text:p>
      <text:p text:style-name="P1"/>
      <text:p text:style-name="P3">3. </text:p>
      <text:p text:style-name="P1"/>
      <text:p text:style-name="P1">4. Java er hlutbundið mál. Java keyrir ekki forritið ef static er ekki.</text:p>
      <text:p text:style-name="P1">Erum með java kóða, þýðari þýðir yfir á bytecode. Er að leita að main falli en finnur ekki ef static er ekki. Les þetta sem member code. </text:p>
      <text:p text:style-name="P1"/>
      <text:p text:style-name="P3">Hexadecimal</text:p>
      <text:p text:style-name="P4">Í tilteknu talnakefri er <text:span text:style-name="T1">base (0 til 9)</text:span> fjöldi einstakra tölustafa (ástamt núll) notað til að tákna tölur í talnakerfinu. <text:span text:style-name="T2"><text:s/></text:span><text:span text:style-name="T6">.class skrár byrjar á ca fe ba be</text:span></text:p>
      <text:p text:style-name="P3">Hexadecimal kefrið er base 16. </text:p>
      <text:p text:style-name="P3">1=1</text:p>
      <text:p text:style-name="P3">2=1</text:p>
      <text:p text:style-name="P3">.</text:p>
      <text:p text:style-name="P3">.</text:p>
      <text:p text:style-name="P3">9=9</text:p>
      <text:p text:style-name="P3">A=10</text:p>
      <text:p text:style-name="P3">B=11</text:p>
      <text:p text:style-name="P3">.</text:p>
      <text:p text:style-name="P3">.</text:p>
      <text:p text:style-name="P3">F=15</text:p>
      <text:p text:style-name="P3"/>
      <text:p text:style-name="P5">Almenn formúla (bara heiltölur)</text:p>
      <text:p text:style-name="P5">Vörpun á tölu úr base k yfir í tugakerfið: </text:p>
      <text:p text:style-name="P5">// er á glærum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8-31T15:12:51.200664923</meta:creation-date>
    <dc:date>2015-08-31T16:06:25.176619331</dc:date>
    <dc:creator>Rakel </dc:creator>
    <meta:editing-duration>PT6M6S</meta:editing-duration>
    <meta:editing-cycles>1</meta:editing-cycles>
    <meta:document-statistic meta:table-count="0" meta:image-count="0" meta:object-count="0" meta:page-count="1" meta:paragraph-count="31" meta:word-count="153" meta:character-count="853" meta:non-whitespace-character-count="712"/>
    <meta:generator>LibreOffice/4.2.3.3$Linux_X86_64 LibreOffice_project/420m0$Build-3</meta:generator>
  </office:meta>
</office:document-meta>
</file>